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KeystoreInstance.isKeystore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.loadKeystoreData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sourceKeystoreInstance.getPrivateKey( String alia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urceKeystoreInstance.setKeyPasswords( String keyPasswor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KeystoreInstance.getTrustManager( String algorith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KeystoreInstance.listTrustCertific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KeystoreInsta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.setKeystorePassword( String key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.setName( String keystor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.getCertificate( String ali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KeystoreInstance.setPath( Resource keystor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KeystoreInstance.isKeyLocked( String key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.getCertificateChain( String ali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KeystoreInstance.getKeyManager( String algorithm , String keyAli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KeystoreInstance.getCertificateAlias( Certificate ce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KeystoreInstanc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.setRank( int r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.getRa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KeystoreInstance.listPrivate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